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ечественная война 1812 года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8:17:52.137214356</meta:creation-date>
    <dc:date>2022-05-25T18:19:04.788354646</dc:date>
    <meta:editing-duration>PT1M11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1" meta:paragraph-count="1" meta:word-count="4" meta:character-count="29" meta:non-whitespace-character-count="26"/>
  </office:meta>
</office:document-meta>
</file>